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This one comes from the deploy keys</text:p>
      <text:p text:style-name="Text_20_body">And another one from the deploy keys repo</text:p>
      <text:p text:style-name="Text_20_body">SSH_DEPLOY_KEY updated (now without a new line at the end) Now using the correct deploy key</text:p>
      <text:p text:style-name="Text_20_body">Testing on 14th July 2022 (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with Pandoc using Github Actions</dc:title>
    <dc:description/>
    <dc:subject/>
    <meta:keyword/>
    <meta:initial-creator/>
    <dc:creator/>
    <meta:creation-date>2022-09-01T22:21:36Z</meta:creation-date>
    <dc:date>2022-09-01T22:21:36Z</dc:date>
  </office:meta>
</office:document-meta>
</file>